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/>
    <style:font-face style:name="Times" svg:font-family="Time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199cm" fo:margin-bottom="0.199cm"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paragraph-properties fo:margin-top="0.199cm" fo:margin-bottom="0.199cm" fo:line-height="150%" fo:text-align="justify" style:justify-single-word="false"/>
      <style:text-properties style:font-name="arial" fo:font-size="14pt" style:font-size-asian="14pt" style:font-size-complex="14pt"/>
    </style:style>
    <style:style style:name="P3" style:family="paragraph" style:parent-style-name="Preformatted_20_Text">
      <style:paragraph-properties fo:margin-top="0.199cm" fo:margin-bottom="0.199cm" fo:line-height="150%" fo:text-align="end" style:justify-single-word="false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Preformatted_20_Text">
      <style:paragraph-properties fo:margin-top="0.199cm" fo:margin-bottom="0.199cm" fo:line-height="150%" fo:text-align="justify" style:justify-single-word="false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último en la cola</text:p>
      <text:p text:style-name="P3">por Juan José Conti</text:p>
      <text:p text:style-name="P2">—Disculpe señor, ¿es usted el último en la cola?</text:p>
      <text:p text:style-name="P2">Me miró sonriente y con una palmada en la espalda me contestó:</text:p>
      <text:p text:style-name="P2">—Ahora sos vo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" svg:font-family="Helvetica"/>
    <style:font-face style:name="Times" svg:font-family="Time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Juanjo Conti</meta:initial-creator>
    <meta:creation-date>2008-02-01T13:04:54</meta:creation-date>
    <dc:creator>Melisa </dc:creator>
    <dc:date>2010-11-29T00:05:53.63</dc:date>
    <dc:language>es-AR</dc:language>
    <meta:editing-cycles>8</meta:editing-cycles>
    <meta:editing-duration>PT01H01M19S</meta:editing-duration>
    <meta:document-statistic meta:table-count="0" meta:image-count="0" meta:object-count="0" meta:page-count="1" meta:paragraph-count="5" meta:word-count="35" meta:character-count="164"/>
    <meta:user-defined meta:name="Info 1"/>
    <meta:user-defined meta:name="Info 2"/>
    <meta:user-defined meta:name="Info 3"/>
    <meta:user-defined meta:name="Info 4"/>
  </office:meta>
</office:document-meta>
</file>